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706cm" style:rel-column-width="17533*"/>
    </style:style>
    <style:style style:name="Tableau3.B" style:family="table-column">
      <style:table-column-properties style:column-width="2.891cm" style:rel-column-width="10771*"/>
    </style:style>
    <style:style style:name="Tableau3.C" style:family="table-column">
      <style:table-column-properties style:column-width="4.196cm" style:rel-column-width="15634*"/>
    </style:style>
    <style:style style:name="Tableau3.D" style:family="table-column">
      <style:table-column-properties style:column-width="2.277cm" style:rel-column-width="8484*"/>
    </style:style>
    <style:style style:name="Tableau3.E" style:family="table-column">
      <style:table-column-properties style:column-width="3.519cm" style:rel-column-width="13113*"/>
    </style:style>
    <style:style style:name="Tableau3.1" style:family="table-row">
      <style:table-row-properties style:min-row-height="0.907cm"/>
    </style:style>
    <style:style style:name="Tableau3.A1" style:family="table-cell">
      <style:table-cell-properties style:writing-mode="pag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4d451" style:writing-mode="page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4.706cm" style:rel-column-width="17533*"/>
    </style:style>
    <style:style style:name="Tableau6.B" style:family="table-column">
      <style:table-column-properties style:column-width="2.891cm" style:rel-column-width="10771*"/>
    </style:style>
    <style:style style:name="Tableau6.C" style:family="table-column">
      <style:table-column-properties style:column-width="4.196cm" style:rel-column-width="15634*"/>
    </style:style>
    <style:style style:name="Tableau6.D" style:family="table-column">
      <style:table-column-properties style:column-width="2.305cm" style:rel-column-width="8589*"/>
    </style:style>
    <style:style style:name="Tableau6.E" style:family="table-column">
      <style:table-column-properties style:column-width="3.491cm" style:rel-column-width="13008*"/>
    </style:style>
    <style:style style:name="Tableau6.A1" style:family="table-cell">
      <style:table-cell-properties style:writing-mode="pag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e7b3a7" style:writing-mode="page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4.706cm" style:rel-column-width="17533*"/>
    </style:style>
    <style:style style:name="Tableau7.B" style:family="table-column">
      <style:table-column-properties style:column-width="2.891cm" style:rel-column-width="10771*"/>
    </style:style>
    <style:style style:name="Tableau7.C" style:family="table-column">
      <style:table-column-properties style:column-width="4.196cm" style:rel-column-width="15634*"/>
    </style:style>
    <style:style style:name="Tableau7.D" style:family="table-column">
      <style:table-column-properties style:column-width="2.277cm" style:rel-column-width="8484*"/>
    </style:style>
    <style:style style:name="Tableau7.E" style:family="table-column">
      <style:table-column-properties style:column-width="3.519cm" style:rel-column-width="13113*"/>
    </style:style>
    <style:style style:name="Tableau7.A1" style:family="table-cell">
      <style:table-cell-properties style:writing-mode="pag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background-color="#f8c5a5" style:writing-mode="page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4.706cm" style:rel-column-width="17533*"/>
    </style:style>
    <style:style style:name="Tableau9.B" style:family="table-column">
      <style:table-column-properties style:column-width="2.891cm" style:rel-column-width="10771*"/>
    </style:style>
    <style:style style:name="Tableau9.C" style:family="table-column">
      <style:table-column-properties style:column-width="4.196cm" style:rel-column-width="15634*"/>
    </style:style>
    <style:style style:name="Tableau9.D" style:family="table-column">
      <style:table-column-properties style:column-width="2.277cm" style:rel-column-width="8484*"/>
    </style:style>
    <style:style style:name="Tableau9.E" style:family="table-column">
      <style:table-column-properties style:column-width="3.519cm" style:rel-column-width="13113*"/>
    </style:style>
    <style:style style:name="Tableau9.A1" style:family="table-cell">
      <style:table-cell-properties style:writing-mode="pag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A1" style:family="table-cell">
      <style:table-cell-properties fo:background-color="#659962" style:writing-mode="page">
        <style:background-image/>
      </style:table-cell-properties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4.706cm" style:rel-column-width="17533*"/>
    </style:style>
    <style:style style:name="Tableau11.B" style:family="table-column">
      <style:table-column-properties style:column-width="2.891cm" style:rel-column-width="10771*"/>
    </style:style>
    <style:style style:name="Tableau11.C" style:family="table-column">
      <style:table-column-properties style:column-width="4.196cm" style:rel-column-width="15634*"/>
    </style:style>
    <style:style style:name="Tableau11.D" style:family="table-column">
      <style:table-column-properties style:column-width="2.277cm" style:rel-column-width="8484*"/>
    </style:style>
    <style:style style:name="Tableau11.E" style:family="table-column">
      <style:table-column-properties style:column-width="3.519cm" style:rel-column-width="13113*"/>
    </style:style>
    <style:style style:name="Tableau11.A1" style:family="table-cell">
      <style:table-cell-properties style:writing-mode="page"/>
    </style:style>
    <style:style style:name="P1" style:family="paragraph" style:parent-style-name="Text_20_body">
      <style:paragraph-properties fo:text-align="start" style:justify-single-word="false"/>
      <style:text-properties officeooo:paragraph-rsid="00184271"/>
    </style:style>
    <style:style style:name="P2" style:family="paragraph" style:parent-style-name="Text_20_body">
      <style:paragraph-properties fo:text-align="start" style:justify-single-word="false"/>
      <style:text-properties officeooo:paragraph-rsid="00159a35"/>
    </style:style>
    <style:style style:name="P3" style:family="paragraph" style:parent-style-name="Text_20_body">
      <style:paragraph-properties fo:text-align="start" style:justify-single-word="false"/>
      <style:text-properties officeooo:paragraph-rsid="00268afd"/>
    </style:style>
    <style:style style:name="P4" style:family="paragraph" style:parent-style-name="Text_20_body">
      <style:paragraph-properties fo:text-align="start" style:justify-single-word="false"/>
      <style:text-properties officeooo:paragraph-rsid="00280848"/>
    </style:style>
    <style:style style:name="P5" style:family="paragraph" style:parent-style-name="Text_20_body">
      <style:paragraph-properties fo:text-align="start" style:justify-single-word="false"/>
      <style:text-properties officeooo:paragraph-rsid="00317b43"/>
    </style:style>
    <style:style style:name="P6" style:family="paragraph" style:parent-style-name="Text_20_body">
      <style:paragraph-properties fo:text-align="start" style:justify-single-word="false"/>
      <style:text-properties officeooo:paragraph-rsid="0047e631"/>
    </style:style>
    <style:style style:name="P7" style:family="paragraph" style:parent-style-name="Text_20_body">
      <style:paragraph-properties fo:text-align="start" style:justify-single-word="false"/>
      <style:text-properties style:font-name="FreeSans" officeooo:paragraph-rsid="001e206b"/>
    </style:style>
    <style:style style:name="P8" style:family="paragraph" style:parent-style-name="Text_20_body">
      <style:paragraph-properties fo:text-align="start" style:justify-single-word="false"/>
      <style:text-properties style:font-name="FreeSans" officeooo:paragraph-rsid="0023bd33"/>
    </style:style>
    <style:style style:name="P9" style:family="paragraph" style:parent-style-name="Text_20_body">
      <style:paragraph-properties fo:text-align="start" style:justify-single-word="false"/>
      <style:text-properties style:font-name="FreeSans" fo:font-weight="normal" officeooo:rsid="0023bd33" officeooo:paragraph-rsid="0023bd33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FreeSans" officeooo:rsid="0023bd33" officeooo:paragraph-rsid="0023bd33"/>
    </style:style>
    <style:style style:name="P11" style:family="paragraph" style:parent-style-name="Table_20_Contents">
      <style:paragraph-properties fo:text-align="start" style:justify-single-word="false"/>
      <style:text-properties style:font-name="FreeSans" officeooo:paragraph-rsid="00184271"/>
    </style:style>
    <style:style style:name="P12" style:family="paragraph" style:parent-style-name="Table_20_Contents">
      <style:paragraph-properties fo:text-align="start" style:justify-single-word="false"/>
      <style:text-properties style:font-name="FreeSans" officeooo:rsid="0014c5dd" officeooo:paragraph-rsid="0014c5dd"/>
    </style:style>
    <style:style style:name="P13" style:family="paragraph" style:parent-style-name="Table_20_Contents">
      <style:paragraph-properties fo:text-align="start" style:justify-single-word="false"/>
      <style:text-properties style:font-name="FreeSans" officeooo:rsid="00159a35" officeooo:paragraph-rsid="00159a35"/>
    </style:style>
    <style:style style:name="P14" style:family="paragraph" style:parent-style-name="Table_20_Contents">
      <style:paragraph-properties fo:text-align="start" style:justify-single-word="false"/>
      <style:text-properties style:font-name="FreeSans" officeooo:rsid="00159a35" officeooo:paragraph-rsid="00184271"/>
    </style:style>
    <style:style style:name="P15" style:family="paragraph" style:parent-style-name="Table_20_Contents">
      <style:paragraph-properties fo:text-align="start" style:justify-single-word="false"/>
      <style:text-properties style:font-name="FreeSans" officeooo:rsid="00159a35" officeooo:paragraph-rsid="00280848"/>
    </style:style>
    <style:style style:name="P16" style:family="paragraph" style:parent-style-name="Table_20_Contents">
      <style:paragraph-properties fo:text-align="start" style:justify-single-word="false"/>
      <style:text-properties style:font-name="FreeSans" officeooo:rsid="00159a35" officeooo:paragraph-rsid="00280fa8"/>
    </style:style>
    <style:style style:name="P17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84271" officeooo:paragraph-rsid="0018427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59a35" officeooo:paragraph-rsid="0018427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ans" style:text-underline-style="solid" style:text-underline-width="auto" style:text-underline-color="font-color" fo:font-weight="bold" officeooo:rsid="00159a35" officeooo:paragraph-rsid="00159a3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FreeSans" officeooo:rsid="00159a35" officeooo:paragraph-rsid="00184271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officeooo:paragraph-rsid="00280848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style:font-name="FreeSans" fo:font-size="12pt" officeooo:rsid="003d378b" officeooo:paragraph-rsid="0047e631" style:font-size-asian="12pt" style:font-size-complex="12pt"/>
    </style:style>
    <style:style style:name="P24" style:family="paragraph" style:parent-style-name="Header_20_left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officeooo:rsid="00493771" officeooo:paragraph-rsid="00493771" style:font-size-asian="14pt" style:font-weight-asian="bold" style:font-size-complex="16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FreeSans" fo:font-size="16pt" officeooo:paragraph-rsid="001385ba" style:font-size-asian="16pt" style:font-size-complex="16pt"/>
    </style:style>
    <style:style style:name="P26" style:family="paragraph" style:parent-style-name="Heading_20_1">
      <style:paragraph-properties fo:text-align="start" style:justify-single-word="false"/>
      <style:text-properties style:font-name="FreeSans" fo:font-size="12pt" officeooo:paragraph-rsid="00159a35" style:font-size-asian="12pt" style:font-size-complex="12pt"/>
    </style:style>
    <style:style style:name="T1" style:family="text">
      <style:text-properties officeooo:rsid="0014c5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9b4e"/>
    </style:style>
    <style:style style:name="T4" style:family="text">
      <style:text-properties style:font-name="FreeSans" fo:font-size="13pt" officeooo:rsid="00159a35" style:font-size-asian="13pt" style:font-size-complex="13pt"/>
    </style:style>
    <style:style style:name="T5" style:family="text">
      <style:text-properties style:font-name="FreeSans" fo:font-size="13pt" officeooo:rsid="002b5edb" style:font-size-asian="13pt" style:font-size-complex="13pt"/>
    </style:style>
    <style:style style:name="T6" style:family="text">
      <style:text-properties style:font-name="FreeSans" fo:font-size="13pt" officeooo:rsid="00317b43" style:font-size-asian="13pt" style:font-size-complex="13pt"/>
    </style:style>
    <style:style style:name="T7" style:family="text">
      <style:text-properties style:font-name="FreeSans" fo:font-size="13pt" officeooo:rsid="003533f6" style:font-size-asian="13pt" style:font-size-complex="13pt"/>
    </style:style>
    <style:style style:name="T8" style:family="text">
      <style:text-properties style:font-name="FreeSans" fo:font-size="13pt" officeooo:rsid="00356b46" style:font-size-asian="13pt" style:font-size-complex="13pt"/>
    </style:style>
    <style:style style:name="T9" style:family="text">
      <style:text-properties style:font-name="FreeSans" officeooo:rsid="002cffaa"/>
    </style:style>
    <style:style style:name="T10" style:family="text">
      <style:text-properties style:font-name="FreeSans" fo:font-size="12pt" officeooo:rsid="003d378b" style:font-size-asian="12pt" style:font-size-complex="12pt"/>
    </style:style>
    <style:style style:name="T11" style:family="text">
      <style:text-properties style:font-name="FreeSans" fo:font-size="12pt" officeooo:rsid="0047519e" style:font-size-asian="12pt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84271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4c5d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style:font-name="FreeSans" officeooo:rsid="00159a35" fo:background-color="transparent" loext:char-shading-value="0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nimation.titre" text:name="py3o.animation.titre"/>
        <text:user-field-decl office:value-type="string" office:string-value="animation.description" text:name="py3o.animation.description"/>
        <text:user-field-decl office:value-type="string" office:string-value="animation.auteurs" text:name="py3o.animation.auteurs"/>
        <text:user-field-decl office:value-type="string" office:string-value="animation.pre_anim" text:name="py3o.animation.pre_anim"/>
        <text:user-field-decl office:value-type="string" office:string-value="animation.post_anim" text:name="py3o.animation.post_anim"/>
        <text:user-field-decl office:value-type="string" office:string-value="animation.objectifs" text:name="py3o.animation.objectifs"/>
        <text:user-field-decl office:value-type="string" office:string-value="animation.lieu" text:name="py3o.animation.lieu"/>
        <text:user-field-decl office:value-type="string" office:string-value="seq.titre" text:name="py3o.seq.titre"/>
        <text:user-field-decl office:value-type="string" office:string-value="seq.objectifs" text:name="py3o.seq.objectifs"/>
        <text:user-field-decl office:value-type="string" office:string-value="seq.fk_modalite" text:name="py3o.seq.fk_modalite"/>
        <text:user-field-decl office:value-type="string" office:string-value="seq.fk_approche" text:name="py3o.seq.fk_approche"/>
        <text:user-field-decl office:value-type="string" office:string-value="seq.description" text:name="py3o.seq.description"/>
        <text:user-field-decl office:value-type="string" office:string-value="seq.materiel_div" text:name="py3o.seq.materiel_div"/>
        <text:user-field-decl office:value-type="string" office:string-value="seq.fk_duree" text:name="py3o.seq.fk_duree"/>
        <text:user-field-decl office:value-type="string" office:string-value="seq.fk_type_seq" text:name="py3o.seq.fk_type_seq"/>
        <text:user-field-decl office:value-type="string" office:string-value="animation.fk_duree.nom" text:name="py3o.animation.fk_duree.nom"/>
        <text:user-field-decl office:value-type="string" office:string-value="seq.fk_approche.nom" text:name="py3o.seq.fk_approche.nom"/>
        <text:user-field-decl office:value-type="string" office:string-value="seq.fk_duree.nom" text:name="py3o.seq.fk_duree.nom"/>
        <text:user-field-decl office:value-type="string" office:string-value="seq.fk_modalite.nom" text:name="py3o.seq.fk_modalite.nom"/>
        <text:user-field-decl office:value-type="string" office:string-value="seq.fk_type_seq.nom" text:name="py3o.seq.fk_type_seq.nom"/>
        <text:user-field-decl office:value-type="string" office:string-value="animation.public_specifique" text:name="py3o.animation.public_specifique"/>
      </text:user-field-decls>
      <text:h text:style-name="P25" text:outline-level="1"><text:user-field-get text:name="py3o.animation.titre">animation.titre</text:user-field-get></text:h>
      <text:h text:style-name="P26" text:outline-level="1"><text:span text:style-name="T3">Auteur : </text:span><text:user-field-get text:name="py3o.animation.auteurs">animation.auteurs</text:user-field-get></text:h>
      <table:table table:name="Tableau1" table:style-name="Tableau1">
        <table:table-column table:style-name="Tableau1.A"/>
        <table:table-column table:style-name="Tableau1.B"/>
        <table:table-row table:style-name="TableLine94177922733072">
          <table:table-cell table:style-name="Tableau1.A1" office:value-type="string">
            <text:p text:style-name="P11"><text:span text:style-name="T13">Durée</text:span><text:span text:style-name="T14"> :</text:span><text:span text:style-name="T1"> </text:span><text:span text:style-name="T1"><text:user-field-get text:name="py3o.animation.fk_duree.nom">animation.fk_duree.nom</text:user-field-get></text:span></text:p>
          </table:table-cell>
          <table:table-cell table:style-name="Tableau1.A1" office:value-type="string">
            <text:p text:style-name="P12"><text:span text:style-name="T12">Lieu :</text:span> <text:user-field-get text:name="py3o.animation.lieu">animation.lieu</text:user-field-get></text:p>
          </table:table-cell>
        </table:table-row>
      </table:table>
      <table:table table:name="Tableau2" table:style-name="Tableau2">
        <table:table-column table:style-name="Tableau2.A"/>
        <table:table-row table:style-name="TableLine94177922787808">
          <table:table-cell table:style-name="Tableau2.A1" office:value-type="string">
            <text:p text:style-name="P17">Description :</text:p>
            <text:p text:style-name="P7"><text:user-field-get text:name="py3o.animation.description">animation.description</text:user-field-get></text:p>
            <text:p text:style-name="P18">Objectifs :</text:p>
            <text:p text:style-name="P13"><text:user-field-get text:name="py3o.animation.objectifs">animation.objectifs</text:user-field-get></text:p>
            <text:p text:style-name="P13"/>
            <text:p text:style-name="P13"><text:span text:style-name="T15">Avant l’animation :</text:span><text:span text:style-name="T2"> </text:span><text:user-field-get text:name="py3o.animation.pre_anim">animation.pre_anim</text:user-field-get></text:p>
            <text:p text:style-name="P1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9">Description de l’animation par les séquences</text:p>
          </table:table-cell>
          <table:table-cell table:style-name="Tableau3.A1" office:value-type="string">
            <text:p text:style-name="P19">Approche et modalités</text:p>
          </table:table-cell>
          <table:table-cell table:style-name="Tableau3.A1" office:value-type="string">
            <text:p text:style-name="P19">Objectifs</text:p>
          </table:table-cell>
          <table:table-cell table:style-name="Tableau3.A1" office:value-type="string">
            <text:p text:style-name="P19">Durée</text:p>
          </table:table-cell>
          <table:table-cell table:style-name="Tableau3.A1" office:value-type="string">
            <text:p text:style-name="P19">Matériel</text:p>
          </table:table-cell>
        </table:table-row>
      </table:table>
      <text:p text:style-name="P2"><text:a xlink:type="simple" xlink:href="py3o://for=%22seq%20in%20sequences%22" text:style-name="Internet_20_link" text:visited-style-name="Visited_20_Internet_20_Link"><text:span text:style-name="T4">for="seq in sequences"</text:span></text:a></text:p>
      <text:p text:style-name="P3"><text:a xlink:type="simple" xlink:href="py3o://if=%22seq.fk_type_seq.nom=='Introduction'%22" text:style-name="Internet_20_link" text:visited-style-name="Visited_20_Internet_20_Link"><text:span text:style-name="T9">if="seq.fk_type_seq.nom=='Introduction'"</text:span></text:a></text:p>
      <table:table table:name="Tableau5" table:style-name="Tableau5">
        <table:table-column table:style-name="Tableau5.A"/>
        <table:table-row table:style-name="TableLine94177922822016">
          <table:table-cell table:style-name="Tableau5.A1" office:value-type="string">
            <text:p text:style-name="P20"><text:user-field-get text:name="py3o.seq.fk_type_seq.nom">seq.fk_type_seq.nom</text:user-field-get><text:s/>: <text:user-field-get text:name="py3o.seq.titre">seq.titre</text:user-field-get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94177922824752">
          <table:table-cell table:style-name="Tableau6.A1" office:value-type="string">
            <text:p text:style-name="P14"><text:user-field-get text:name="py3o.seq.description">seq.description</text:user-field-get></text:p>
          </table:table-cell>
          <table:table-cell table:style-name="Tableau6.A1" office:value-type="string">
            <text:p text:style-name="P14"><text:user-field-get text:name="py3o.seq.fk_approche.nom">seq.fk_approche.nom</text:user-field-get></text:p>
            <text:p text:style-name="P14"><text:user-field-get text:name="py3o.seq.fk_modalite.nom">seq.fk_modalite.nom</text:user-field-get></text:p>
          </table:table-cell>
          <table:table-cell table:style-name="Tableau6.A1" office:value-type="string">
            <text:p text:style-name="P14"><text:user-field-get text:name="py3o.seq.objectifs">seq.objectifs</text:user-field-get></text:p>
          </table:table-cell>
          <table:table-cell table:style-name="Tableau6.A1" office:value-type="string">
            <text:p text:style-name="P14"><text:user-field-get text:name="py3o.seq.fk_duree.nom">seq.fk_duree.nom</text:user-field-get></text:p>
          </table:table-cell>
          <table:table-cell table:style-name="Tableau6.A1" office:value-type="string">
            <text:p text:style-name="P14"><text:user-field-get text:name="py3o.seq.materiel_div">seq.materiel_div</text:user-field-get>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5">/if</text:span></text:a></text:p>
      <text:p text:style-name="P1"><text:a xlink:type="simple" xlink:href="py3o://if=%22seq.fk_type_seq.nom=='Développement'%22" text:style-name="Internet_20_link" text:visited-style-name="Visited_20_Internet_20_Link"><text:span text:style-name="T5">if="seq.fk_type_seq.nom=='Développement'"</text:span></text:a></text:p>
      <table:table table:name="Tableau4" table:style-name="Tableau4">
        <table:table-column table:style-name="Tableau4.A"/>
        <table:table-row table:style-name="TableLine94177922842240">
          <table:table-cell table:style-name="Tableau4.A1" office:value-type="string">
            <text:p text:style-name="P21"><text:span text:style-name="T16"><text:user-field-get text:name="py3o.seq.fk_type_seq.nom">seq.fk_type_seq.nom</text:user-field-get></text:span><text:span text:style-name="T16"><text:s/>: </text:span><text:span text:style-name="T16"><text:user-field-get text:name="py3o.seq.titre">seq.titre</text:user-field-get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94177922844160">
          <table:table-cell table:style-name="Tableau7.A1" office:value-type="string">
            <text:p text:style-name="P15"><text:user-field-get text:name="py3o.seq.description">seq.description</text:user-field-get></text:p>
          </table:table-cell>
          <table:table-cell table:style-name="Tableau7.A1" office:value-type="string">
            <text:p text:style-name="P15"><text:user-field-get text:name="py3o.seq.fk_approche.nom">seq.fk_approche.nom</text:user-field-get></text:p>
            <text:p text:style-name="P15"><text:user-field-get text:name="py3o.seq.fk_modalite.nom">seq.fk_modalite.nom</text:user-field-get></text:p>
          </table:table-cell>
          <table:table-cell table:style-name="Tableau7.A1" office:value-type="string">
            <text:p text:style-name="P15"><text:user-field-get text:name="py3o.seq.objectifs">seq.objectifs</text:user-field-get></text:p>
          </table:table-cell>
          <table:table-cell table:style-name="Tableau7.A1" office:value-type="string">
            <text:p text:style-name="P15"><text:user-field-get text:name="py3o.seq.fk_duree.nom">seq.fk_duree.nom</text:user-field-get></text:p>
          </table:table-cell>
          <table:table-cell table:style-name="Tableau7.A1" office:value-type="string">
            <text:p text:style-name="P15"><text:user-field-get text:name="py3o.seq.materiel_div">seq.materiel_div</text:user-field-get></text:p>
          </table:table-cell>
        </table:table-row>
      </table:table>
      <text:p text:style-name="P1"><text:a xlink:type="simple" xlink:href="py3o:///if" text:style-name="Internet_20_link" text:visited-style-name="Visited_20_Internet_20_Link"><text:span text:style-name="T6">/if</text:span></text:a></text:p>
      <text:p text:style-name="P4"><text:a xlink:type="simple" xlink:href="py3o://if=%22seq.fk_type_seq.nom=='Développement%20optionnel'%22" text:style-name="Internet_20_link" text:visited-style-name="Visited_20_Internet_20_Link"><text:span text:style-name="T8">if="seq.fk_type_seq.nom=='Développement optionnel'"</text:span></text:a></text:p>
      <table:table table:name="Tableau8" table:style-name="Tableau8">
        <table:table-column table:style-name="Tableau8.A"/>
        <table:table-row table:style-name="TableLine94177922861056">
          <table:table-cell table:style-name="Tableau8.A1" office:value-type="string">
            <text:p text:style-name="P21"><text:span text:style-name="T16"><text:user-field-get text:name="py3o.seq.fk_type_seq.nom">seq.fk_type_seq.nom</text:user-field-get></text:span><text:span text:style-name="T16"><text:s/>: </text:span><text:span text:style-name="T16"><text:user-field-get text:name="py3o.seq.titre">seq.titre</text:user-field-get>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 table:style-name="TableLine94177922862976">
          <table:table-cell table:style-name="Tableau9.A1" office:value-type="string">
            <text:p text:style-name="P15"><text:user-field-get text:name="py3o.seq.description">seq.description</text:user-field-get></text:p>
          </table:table-cell>
          <table:table-cell table:style-name="Tableau9.A1" office:value-type="string">
            <text:p text:style-name="P15"><text:user-field-get text:name="py3o.seq.fk_approche.nom">seq.fk_approche.nom</text:user-field-get></text:p>
            <text:p text:style-name="P15"><text:user-field-get text:name="py3o.seq.fk_modalite.nom">seq.fk_modalite.nom</text:user-field-get></text:p>
          </table:table-cell>
          <table:table-cell table:style-name="Tableau9.A1" office:value-type="string">
            <text:p text:style-name="P15"><text:user-field-get text:name="py3o.seq.objectifs">seq.objectifs</text:user-field-get></text:p>
          </table:table-cell>
          <table:table-cell table:style-name="Tableau9.A1" office:value-type="string">
            <text:p text:style-name="P15"><text:user-field-get text:name="py3o.seq.fk_duree.nom">seq.fk_duree.nom</text:user-field-get></text:p>
          </table:table-cell>
          <table:table-cell table:style-name="Tableau9.A1" office:value-type="string">
            <text:p text:style-name="P15"><text:user-field-get text:name="py3o.seq.materiel_div">seq.materiel_div</text:user-field-get></text:p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7">/if</text:span></text:a></text:p>
      <text:p text:style-name="P5"><text:a xlink:type="simple" xlink:href="py3o://if=%22seq.fk_type_seq.nom=='Conclusion'%22" text:style-name="Internet_20_link" text:visited-style-name="Visited_20_Internet_20_Link"><text:span text:style-name="T6">if="seq.fk_type_seq.nom=='Conclusion'"</text:span></text:a></text:p>
      <table:table table:name="Tableau10" table:style-name="Tableau10">
        <table:table-column table:style-name="Tableau10.A"/>
        <table:table-row table:style-name="TableLine94177922879968">
          <table:table-cell table:style-name="Tableau10.A1" office:value-type="string">
            <text:p text:style-name="P21"><text:span text:style-name="T16"><text:user-field-get text:name="py3o.seq.fk_type_seq.nom">seq.fk_type_seq.nom</text:user-field-get></text:span><text:span text:style-name="T16"><text:s/>: </text:span><text:span text:style-name="T16"><text:user-field-get text:name="py3o.seq.titre">seq.titre</text:user-field-get></text:span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Line94177922882032">
          <table:table-cell table:style-name="Tableau11.A1" office:value-type="string">
            <text:p text:style-name="P16"><text:user-field-get text:name="py3o.seq.description">seq.description</text:user-field-get></text:p>
          </table:table-cell>
          <table:table-cell table:style-name="Tableau11.A1" office:value-type="string">
            <text:p text:style-name="P16"><text:user-field-get text:name="py3o.seq.fk_approche.nom">seq.fk_approche.nom</text:user-field-get><text:soft-page-break/></text:p>
            <text:p text:style-name="P16"><text:user-field-get text:name="py3o.seq.fk_modalite.nom">seq.fk_modalite.nom</text:user-field-get></text:p>
          </table:table-cell>
          <table:table-cell table:style-name="Tableau11.A1" office:value-type="string">
            <text:p text:style-name="P16"><text:user-field-get text:name="py3o.seq.objectifs">seq.objectifs</text:user-field-get></text:p>
          </table:table-cell>
          <table:table-cell table:style-name="Tableau11.A1" office:value-type="string">
            <text:p text:style-name="P16"><text:user-field-get text:name="py3o.seq.fk_duree.nom">seq.fk_duree.nom</text:user-field-get><text:soft-page-break/></text:p>
          </table:table-cell>
          <table:table-cell table:style-name="Tableau11.A1" office:value-type="string">
            <text:p text:style-name="P16"><text:user-field-get text:name="py3o.seq.materiel_div">seq.materiel_div</text:user-field-get></text:p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6">/if</text:span></text:a></text:p>
      <text:p text:style-name="P1"><text:a xlink:type="simple" xlink:href="py3o:///for" text:style-name="Internet_20_link" text:visited-style-name="Visited_20_Internet_20_Link"><text:span text:style-name="T4">/for</text:span></text:a></text:p>
      <text:p text:style-name="P9">Après l’animation :</text:p>
      <text:p text:style-name="P8"><text:user-field-get text:name="py3o.animation.post_anim">animation.post_anim</text:user-field-get></text:p>
      <text:p text:style-name="P9">Public spécifique :</text:p>
      <text:p text:style-name="P10"><text:user-field-get text:name="py3o.animation.public_specifique">animation.public_specifique</text:user-field-get></text:p>
      <text:p text:style-name="P6"><text:a xlink:type="simple" xlink:href="py3o://for=%22tag%20in%20tags%22" text:style-name="Internet_20_link" text:visited-style-name="Visited_20_Internet_20_Link"><text:span text:style-name="T10">for="tag in tags"</text:span></text:a></text:p>
      <text:p text:style-name="P23"><draw:frame draw:style-name="fr1" draw:name="py3o.image(tag,'png',height='1.3cm',isb64=True)" text:anchor-type="as-char" svg:width="2cm" draw:z-index="0"><draw:text-box fo:min-height="0.499cm"><text:p text:style-name="P22"/></draw:text-box></draw:frame></text:p>
      <text:p text:style-name="P6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officeooo:rsid="00493771" officeooo:paragraph-rsid="00493771" style:font-size-asian="14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header-left>
        <text:p text:style-name="Header_20_left"/>
      </style:header-left>
      <loext:header-first>
        <text:p text:style-name="MP1"><draw:frame draw:style-name="Mfr1" draw:name="Image1" text:anchor-type="char" svg:x="0.457cm" svg:y="-0.753cm" svg:width="1.863cm" svg:height="1.863cm" draw:z-index="1"><draw:image xlink:href="Pictures/10000201000000DC000000DC04C1CEBC0480427B.png" xlink:type="simple" xlink:show="embed" xlink:actuate="onLoad" loext:mime-type="image/png"/></draw:frame>Plateforme de sessions pédagogiques du PNC</text:p>
      </loext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1" meta:image-count="1" meta:object-count="0" meta:page-count="2" meta:paragraph-count="60" meta:word-count="99" meta:character-count="1152" meta:non-whitespace-character-count="1112"/>
  </office:meta>
</office:document-meta>
</file>